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a37" officeooo:paragraph-rsid="000b3a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04 : « Gérer une UE »</text:p>
      <text:p text:style-name="P1">Date de Création : 11/11/16</text:p>
      <text:p text:style-name="P1">Responsable : <text:s/>Adrien MISS<text:line-break/>Description : Création, modification et suppression d’une UE</text:p>
      <text:p text:style-name="P1"/>
      <text:p text:style-name="P1">Acteur : Enseignant</text:p>
      <text:p text:style-name="P1">Précondition : l’enseignant doit être authentifier pour pouvoir avoir accès à cette option</text:p>
      <text:p text:style-name="P1"/>
      <text:p text:style-name="P1">Séquencement nominal:</text:p>
      <text:p text:style-name="P1"/>
      <text:p text:style-name="P1">1- Le système affiche 3 boutons, créer une UE, modifier une UE, supprimer une UE</text:p>
      <text:p text:style-name="P1">2-L’enseignant choisie créer une UE</text:p>
      <text:p text:style-name="P1">3-Le système affiche une rubrique demandant le nom de cette nouvelle UE</text:p>
      <text:p text:style-name="P1">4-L’enseignant choisit la rubrique et clique sur valider</text:p>
      <text:p text:style-name="P1"/>
      <text:p text:style-name="P1">Enchainement Alternatif :</text:p>
      <text:p text:style-name="P1"/>
      <text:p text:style-name="P1">A1 : en SN2</text:p>
      <text:p text:style-name="P1"><text:tab/>1- l’enseignant à choisie de modifier une UE existante</text:p>
      <text:p text:style-name="P1"><text:tab/>2- Le système affiche la liste des UEs</text:p>
      <text:p text:style-name="P1"><text:tab/>3- l’enseignant choisie, modifie puis valide</text:p>
      <text:p text:style-name="P1"><text:tab/>4- retour en SN4</text:p>
      <text:p text:style-name="P1"/>
      <text:p text:style-name="P1">A2 : en SN2</text:p>
      <text:p text:style-name="P1"><text:tab/>1- l’enseignant à choisie de supprimer une UE existante</text:p>
      <text:p text:style-name="P1"><text:tab/>2- Le système propose une liste d’UEs à supprimer</text:p>
      <text:p text:style-name="P1"><text:tab/>3- l’enseignant choisi puis valide</text:p>
      <text:p text:style-name="P1"><text:tab/>4- retour en SN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21:14:27.456256735</meta:creation-date>
    <dc:date>2016-10-11T21:27:14.109710990</dc:date>
    <meta:editing-duration>PT12M47S</meta:editing-duration>
    <meta:editing-cycles>1</meta:editing-cycles>
    <meta:document-statistic meta:table-count="0" meta:image-count="0" meta:object-count="0" meta:page-count="1" meta:paragraph-count="21" meta:word-count="147" meta:character-count="870" meta:non-whitespace-character-count="735"/>
    <meta:generator>LibreOffice/5.1.4.2$Linux_X86_64 LibreOffice_project/10m0$Build-2</meta:generator>
  </office:meta>
</office:document-meta>
</file>